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2" style:family="table-row">
      <style:table-row-properties style:min-row-height="0.706cm" fo:keep-together="auto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Table1.B19" style:family="table-cell">
      <style:table-cell-properties fo:padding-left="0.215cm" fo:padding-right="0.191cm" fo:padding-top="0cm" fo:padding-bottom="0cm" fo:border="1.5pt solid #00000a"/>
    </style:style>
    <style:style style:name="Table1.D19" style:family="table-cell">
      <style:table-cell-properties fo:padding-left="0.215cm" fo:padding-right="0.191cm" fo:padding-top="0cm" fo:padding-bottom="0cm" fo:border="1.5pt solid #00000a"/>
    </style:style>
    <style:style style:name="Table1.B20" style:family="table-cell">
      <style:table-cell-properties fo:padding-left="0.215cm" fo:padding-right="0.191cm" fo:padding-top="0cm" fo:padding-bottom="0cm" fo:border="1.5pt solid #00000a"/>
    </style:style>
    <style:style style:name="Table1.D20" style:family="table-cell">
      <style:table-cell-properties fo:padding-left="0.215cm" fo:padding-right="0.191cm" fo:padding-top="0cm" fo:padding-bottom="0cm" fo:border="1.5pt solid #00000a"/>
    </style:style>
    <style:style style:name="Table1.B21" style:family="table-cell">
      <style:table-cell-properties fo:padding-left="0.215cm" fo:padding-right="0.191cm" fo:padding-top="0cm" fo:padding-bottom="0cm" fo:border="1.5pt solid #00000a"/>
    </style:style>
    <style:style style:name="Table1.D21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smn" fo:country="FI" style:font-size-asian="8pt" style:font-name-complex="Arial2" style:font-size-complex="8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style:font-size-asian="10pt" style:font-name-complex="Arial2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8" style:family="paragraph" style:parent-style-name="List_20_Paragraph">
      <style:paragraph-properties fo:margin-left="0cm" fo:margin-right="0cm" fo:line-height="150%" fo:text-indent="0cm" style:auto-text-indent="false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</style:style>
    <style:style style:name="P2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21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22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23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2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9pt" style:font-size-asian="9pt" style:font-name-complex="Arial2" style:font-size-complex="9pt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6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P27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Arial" fo:font-weight="bold" style:font-weight-asian="bold" style:font-name-complex="Arial2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ru" fo:country="RU" officeooo:rsid="001ef46b" officeooo:paragraph-rsid="001ef46b" style:font-size-asian="10pt" style:font-size-complex="10pt"/>
    </style:style>
    <style:style style:name="P29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ru" fo:country="RU" officeooo:rsid="001ef46b" officeooo:paragraph-rsid="001ef46b" style:font-size-asian="10pt" style:font-size-complex="10pt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ru" fo:country="RU" officeooo:rsid="001ef46b" officeooo:paragraph-rsid="001ef46b" style:font-size-asian="10pt" style:font-name-complex="Arial2" style:font-size-complex="10pt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1ef46b" style:font-size-asian="10pt" style:font-name-complex="Arial2" style:font-size-complex="10pt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Arial" fo:font-size="9pt" style:font-size-asian="9pt" style:font-name-complex="Arial2" style:font-size-complex="9pt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fo:language="ru" fo:country="RU" officeooo:rsid="001d8736" style:font-name-complex="Arial2"/>
    </style:style>
    <style:style style:name="T7" style:family="text">
      <style:text-properties style:font-name="Arial" fo:language="ru" fo:country="RU" officeooo:rsid="001ef46b" style:font-name-complex="Arial2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Arial2"/>
    </style:style>
    <style:style style:name="T10" style:family="text">
      <style:text-properties style:font-name-complex="Arial2"/>
    </style:style>
    <style:style style:name="T11" style:family="text">
      <style:text-properties fo:language="ru" fo:country="RU" officeooo:rsid="001cc787" style:font-name-complex="Arial2"/>
    </style:style>
    <style:style style:name="T12" style:family="text">
      <style:text-properties fo:language="ru" fo:country="RU" officeooo:rsid="001db3dc"/>
    </style:style>
    <style:style style:name="T13" style:family="text">
      <style:text-properties officeooo:rsid="001d8736"/>
    </style:style>
    <style:style style:name="T14" style:family="text">
      <style:text-properties officeooo:rsid="001db3dc"/>
    </style:style>
    <style:style style:name="T15" style:family="text">
      <style:text-properties fo:language="smn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Заявка на получение ТМЦ № <text:s text:c="3"/>1811/ОРТС <text:s/></text:p>
      <text:p text:style-name="P18"><text:span text:style-name="T1">По карте заказа № ____</text:span><text:span text:style-name="T2">МАВЦ.465482.016</text:span><text:span text:style-name="T1">_________________</text:span></text:p>
      <text:p text:style-name="P19"><text:span text:style-name="T1">Для изготовления <text:s text:c="3"/></text:span><text:span text:style-name="T2">МАВЦ.465482.016</text:span><text:span text:style-name="T1"> <text:s text:c="6"/>_______</text:span></text:p>
      <text:p text:style-name="P21"><text:s text:c="83"/>Наименование СЧ (ФИ) / децимальный номер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№</text:p>
          </table:table-cell>
          <table:table-cell table:style-name="Table1.A1" office:value-type="string">
            <text:p text:style-name="P10">Наименование ПКИ, СЧ (для СЧ указать децимальный номер)</text:p>
          </table:table-cell>
          <table:table-cell table:style-name="Table1.A1" office:value-type="string">
            <text:p text:style-name="P10">Количество в одном изделии / общее количество для партии</text:p>
          </table:table-cell>
          <table:table-cell table:style-name="Table1.A1" office:value-type="string">
            <text:p text:style-name="P10">Примечание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2" office:value-type="string">
            <text:p text:style-name="P28"><text:span text:style-name="T10">Пистоны для печатных плат 1.5х3мм</text:span></text:p>
          </table:table-cell>
          <table:table-cell table:style-name="Table1.A1" office:value-type="string">
            <text:p text:style-name="P29"><text:bookmark-start text:name="_GoBack"/><text:span text:style-name="T9">4</text:span><text:bookmark-end text:name="_GoBack"/><text:span text:style-name="T10">0/</text:span><text:span text:style-name="T9">80</text:span></text:p>
          </table:table-cell>
          <table:table-cell table:style-name="Table1.D4" table:number-rows-spanned="3" office:value-type="string">
            <text:p text:style-name="P30">В случае отсутствия данного размера </text:p>
            <text:p text:style-name="P31">допускается приобрести</text:p>
            <text:p text:style-name="P31">пистоны с внешним диаметром от 1.5 до 1.3 мм и длиной от 2.5 до 3мм</text:p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3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4" office:value-type="string">
            <text:p text:style-name="P25"/>
          </table:table-cell>
          <table:table-cell table:style-name="Table1.A1" office:value-type="string">
            <text:p text:style-name="P17"/>
          </table:table-cell>
          <table:covered-table-cell/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5" office:value-type="string">
            <text:p text:style-name="P1"><text:span text:style-name="T9"/></text:p>
          </table:table-cell>
          <table:table-cell table:style-name="Table1.A1" office:value-type="string">
            <text:p text:style-name="P16"/>
          </table:table-cell>
          <table:table-cell table:style-name="Table1.D5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6" office:value-type="string">
            <text:p text:style-name="P25"/>
          </table:table-cell>
          <table:table-cell table:style-name="Table1.A1" office:value-type="string">
            <text:p text:style-name="P15"/>
          </table:table-cell>
          <table:table-cell table:style-name="Table1.D6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7" office:value-type="string">
            <text:p text:style-name="P2"/>
          </table:table-cell>
          <table:table-cell table:style-name="Table1.A1" office:value-type="string">
            <text:p text:style-name="P15"/>
          </table:table-cell>
          <table:table-cell table:style-name="Table1.D7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3"/>
          </table:table-cell>
          <table:table-cell table:style-name="Table1.B8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D8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9" office:value-type="string">
            <text:p text:style-name="P4"/>
          </table:table-cell>
          <table:table-cell table:style-name="Table1.A1" office:value-type="string">
            <text:p text:style-name="P9"/>
          </table:table-cell>
          <table:table-cell table:style-name="Table1.D9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0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0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2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2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3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3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4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4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5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5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6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6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7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7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8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8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9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9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20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2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21" office:value-type="string">
            <text:p text:style-name="P4"/>
          </table:table-cell>
        </table:table-row>
      </table:table>
      <text:p text:style-name="P3"/>
      <text:p text:style-name="P3"/>
      <text:p text:style-name="P3">Заявку составил </text:p>
      <text:p text:style-name="P3"/>
      <text:p text:style-name="P3"><text:span text:style-name="T14">И.О. </text:span>Начальник<text:span text:style-name="T12">а</text:span> <text:span text:style-name="T13">управления развития</text:span> <text:s text:c="37"/>Кр<text:span text:style-name="T13">ысин Ю.Д.</text:span> </text:p>
      <text:p text:style-name="P6"/>
      <text:p text:style-name="P22"/>
      <text:p text:style-name="P19"><text:span text:style-name="T5">Дата <text:s/></text:span><text:span text:style-name="T6">2</text:span><text:span text:style-name="T7">9</text:span><text:span text:style-name="T5"> ноя. 18 г.</text:span></text:p>
      <text:p text:style-name="P23"/>
      <text:p text:style-name="P23"><text:soft-page-break/></text:p>
      <text:p text:style-name="P26"><text:span text:style-name="T3">*</text:span><text:span text:style-name="T4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4"><text:tab/></text:p>
      <text:p text:style-name="P20"><text:span text:style-name="T4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3">По приложенной спецификации</text:span><text:span text:style-name="T4">». Документы скрепить степлером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0</meta:editing-cycles>
    <meta:print-date>2018-11-14T12:46:00</meta:print-date>
    <meta:creation-date>2018-11-19T08:57:00</meta:creation-date>
    <dc:date>2018-11-30T12:56:44.702000000</dc:date>
    <meta:editing-duration>PT28M24S</meta:editing-duration>
    <meta:generator>LibreOffice/6.0.1.1$Windows_X86_64 LibreOffice_project/60bfb1526849283ce2491346ed2aa51c465abfe6</meta:generator>
    <meta:document-statistic meta:table-count="1" meta:image-count="0" meta:object-count="0" meta:page-count="2" meta:paragraph-count="19" meta:word-count="145" meta:character-count="1117" meta:non-whitespace-character-count="849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